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3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sh code to Bitbucket</text:h>
      <text:h text:style-name="Heading_20_4" text:outline-level="4">Work on a repository</text:h>
      <text:list xml:id="list921301729" text:style-name="L1">
        <text:list-item>
          <text:p text:style-name="P5"><text:a xlink:type="simple" xlink:href="https://confluence.atlassian.com/get-started-with-bitbucket/push-code-to-bitbucket-861185309.html" text:style-name="Internet_20_link" text:visited-style-name="Visited_20_Internet_20_Link">Push code to Bitbucket</text:a> </text:p>
        </text:list-item>
        <text:list-item>
          <text:p text:style-name="P5"><text:a xlink:type="simple" xlink:href="https://confluence.atlassian.com/get-started-with-bitbucket/pull-code-from-bitbucket-861185311.html" text:style-name="Internet_20_link" text:visited-style-name="Visited_20_Internet_20_Link">Pull code from Bitbucket</text:a> </text:p>
        </text:list-item>
        <text:list-item>
          <text:p text:style-name="P5"><text:a xlink:type="simple" xlink:href="https://confluence.atlassian.com/get-started-with-bitbucket/create-an-issue-861185315.html" text:style-name="Internet_20_link" text:visited-style-name="Visited_20_Internet_20_Link">Create an issue</text:a> </text:p>
        </text:list-item>
        <text:list-item>
          <text:p text:style-name="P2"><text:a xlink:type="simple" xlink:href="https://confluence.atlassian.com/get-started-with-bitbucket/create-or-edit-a-wiki-page-861185321.html" text:style-name="Internet_20_link" text:visited-style-name="Visited_20_Internet_20_Link">Create or edit a wiki page</text:a> </text:p>
        </text:list-item>
      </text:list>
      <text:h text:style-name="Heading_20_4" text:outline-level="4">Still need help?</text:h>
      <text:p text:style-name="Text_20_body">The Atlassian Community is here for you.</text:p>
      <text:p text:style-name="Text_20_body"><text:a xlink:type="simple" xlink:href="https://community.atlassian.com/t5/custom/page/page-id/create-post-step-1?add-tags=Bitbucket" text:style-name="Internet_20_link" text:visited-style-name="Visited_20_Internet_20_Link">Ask the community</text:a></text:p>
      <text:p text:style-name="Text_20_body">To get your code changes into Bitbucket, you work on them locally before you add, commit, and push them to Bitbucket.</text:p>
      <text:h text:style-name="Heading_20_2" text:outline-level="2"><text:bookmark text:name="PushcodetoBitbucket-PushchangestoaGitrepository"/>Push changes to a Git repository</text:h>
      <text:list xml:id="list1677338402" text:style-name="L2">
        <text:list-item>
          <text:p text:style-name="P6">Create your new files or edit existing files in your local project directory. </text:p>
        </text:list-item>
        <text:list-item>
          <text:p text:style-name="P6">From the command line, enter <text:span text:style-name="Source_20_Text"><text:span text:style-name="T1">cd &lt;path_to_local_repo&gt;</text:span></text:span><text:span text:style-name="Source_20_Text"> </text:span>so that you can enter commands for your repository. </text:p>
        </text:list-item>
        <text:list-item>
          <text:p text:style-name="P3">Enter <text:span text:style-name="Source_20_Text"><text:span text:style-name="T1">git add --all</text:span></text:span> at the command line to add the files or changes to the repository.</text:p>
        </text:list-item>
        <text:list-item>
          <text:p text:style-name="P6">Enter <text:span text:style-name="Source_20_Text"><text:span text:style-name="T1">git commit -m '&lt;commit_message&gt;'</text:span></text:span><text:span text:style-name="Source_20_Text"> </text:span>at the command line to commit new files/changes to the local repository. For the <text:span text:style-name="Source_20_Text">&lt;commit_message&gt;</text:span> , you can enter anything that describes the changes you are committing. </text:p>
        </text:list-item>
        <text:list-item>
          <text:p text:style-name="P6">Enter <text:span text:style-name="Source_20_Text"><text:span text:style-name="T1">git push</text:span></text:span><text:span text:style-name="Source_20_Text"> </text:span> at the command line to copy your files from your local repository to Bitbucket. </text:p>
        </text:list-item>
        <text:list-item>
          <text:p text:style-name="P3">If prompted for authentication, enter your Bitbucket password. </text:p>
        </text:list-item>
      </text:list>
      <text:p text:style-name="Standard"/>
      <text:p text:style-name="Standard"/>
      <text:list xml:id="list1483299209" text:style-name="L3">
        <text:list-item>
          <text:p text:style-name="P7">clone your BitBucket repo locally </text:p>
        </text:list-item>
        <text:list-item>
          <text:p text:style-name="P4">add a remote referencing your GitHub repo</text:p>
          <text:p text:style-name="P1"><text:span text:style-name="Source_20_Text">git remote add github /url/of/github/repo</text:span></text:p>
        </text:list-item>
        <text:list-item>
          <text:p text:style-name="P4">pull from that github repo</text:p>
          <text:p text:style-name="P1"><text:span text:style-name="Source_20_Text">git pull github master</text:span></text:p>
        </text:list-item>
        <text:list-item>
          <text:p text:style-name="P4">push back to bitbucket</text:p>
          <text:p text:style-name="P1"><text:span text:style-name="Source_20_Text">git push -u origin master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7:10:05.753970058</meta:creation-date>
    <dc:date>2018-10-13T17:28:01.011998573</dc:date>
    <meta:editing-duration>PT7M45S</meta:editing-duration>
    <meta:editing-cycles>1</meta:editing-cycles>
    <meta:document-statistic meta:table-count="0" meta:image-count="0" meta:object-count="0" meta:page-count="1" meta:paragraph-count="24" meta:word-count="221" meta:character-count="1226" meta:non-whitespace-character-count="1036"/>
    <meta:generator>LibreOffice/6.0.6.2$Linux_X86_64 LibreOffice_project/00m0$Build-2</meta:generator>
  </office:meta>
</office:document-meta>
</file>